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4mm" svg:x="381.62mm" svg:y="16.73mm">
            <draw:object draw:notify-on-update-of-ranges="Foglio1.O4:Foglio1.O10 Foglio1.N4:Foglio1.N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RCURIO</text:p>
          </table:table-cell>
          <table:table-cell table:number-columns-repeated="6"/>
          <table:table-cell office:value-type="string" calcext:value-type="string">
            <text:p>Prisma</text:p>
          </table:table-cell>
          <table:table-cell office:value-type="float" office:value="60" calcext:value-type="float">
            <text:p>60</text:p>
          </table:table-cell>
          <table:table-cell table:formula="of:=[.J2]*3.14/180" office:value-type="float" office:value="1.04666666666667" calcext:value-type="float">
            <text:p>1,04666666666667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1/300" office:value-type="float" office:value="0.00333333333333333" calcext:value-type="float">
            <text:p>0,003333333333333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formula="of:=360+([.$C$3]+[.$D$3]/60)-([.C4]+[.D4]/60)" office:value-type="float" office:value="6.89999999999998" calcext:value-type="float">
            <text:p>6,89999999999998</text:p>
          </table:table-cell>
          <table:table-cell table:formula="of:=[.E4]*3.14/180" office:value-type="float" office:value="0.120366666666666" calcext:value-type="float">
            <text:p>0,120366666666666</text:p>
          </table:table-cell>
          <table:table-cell table:formula="of:=[.$F$3]*SIN([.F4])*1000000" office:value-type="float" office:value="400.254096888626" calcext:value-type="float">
            <text:p>400,254096888626</text:p>
          </table:table-cell>
          <table:table-cell table:formula="of:=[.$F$3]*COS([.F4])*1/60*3.14/180*1000000" office:value-type="float" office:value="0.962123789620287" calcext:value-type="float">
            <text:p>0,962123789620287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360+([.$J$3]+[.$K$3]/60)-([.J4]+[.K4]/60)" office:value-type="float" office:value="48.05" calcext:value-type="float">
            <text:p>48,05</text:p>
          </table:table-cell>
          <table:table-cell table:formula="of:=[.L4]*3.14/180" office:value-type="float" office:value="0.838205555555556" calcext:value-type="float">
            <text:p>0,838205555555556</text:p>
          </table:table-cell>
          <table:table-cell table:formula="of:=SIN(([.$K$2]+[.M4])/2)/SIN([.$K$2]/2)" office:value-type="float" office:value="1.6187292668878" calcext:value-type="float">
            <text:p>1,6187292668878</text:p>
          </table:table-cell>
          <table:table-cell table:formula="of:=[.G17]" office:value-type="float" office:value="620.483120756511" calcext:value-type="float">
            <text:p>620,483120756511</text:p>
          </table:table-cell>
          <table:table-cell table:formula="of:=(0.5*CSC([.M4]/2)*(COS(([.$K$2]+[.M4])/2)-COT([.M4]/2)*SIN(([.$K$2]+[.M4])/2))*3.14/(60*180))" office:value-type="float" office:value="-0.000438715699818729" calcext:value-type="float">
            <text:p>-0,0004387156998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table:formula="of:=360+([.$C$3]+[.$D$3]/60)-([.C5]+[.D5]/60)" office:value-type="float" office:value="7.48333333333335" calcext:value-type="float">
            <text:p>7,48333333333335</text:p>
          </table:table-cell>
          <table:table-cell table:formula="of:=[.E5]*3.14/180" office:value-type="float" office:value="0.130542592592593" calcext:value-type="float">
            <text:p>0,130542592592593</text:p>
          </table:table-cell>
          <table:table-cell table:formula="of:=[.$F$3]*SIN([.F5])*1000000" office:value-type="float" office:value="433.907125497806" calcext:value-type="float">
            <text:p>433,907125497806</text:p>
          </table:table-cell>
          <table:table-cell table:formula="of:=[.$F$3]*COS([.F5])*1/60*3.14/180*1000000" office:value-type="float" office:value="0.960889822526792" calcext:value-type="float">
            <text:p>0,960889822526792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office:value-type="float" office:value="58" calcext:value-type="float">
            <text:p>58</text:p>
          </table:table-cell>
          <table:table-cell table:formula="of:=360+([.$J$3]+[.$K$3]/60)-([.J5]+[.K5]/60)" office:value-type="float" office:value="48.1" calcext:value-type="float">
            <text:p>48,1</text:p>
          </table:table-cell>
          <table:table-cell table:formula="of:=[.L5]*3.14/180" office:value-type="float" office:value="0.839077777777778" calcext:value-type="float">
            <text:p>0,839077777777778</text:p>
          </table:table-cell>
          <table:table-cell table:formula="of:=SIN(([.$K$2]+[.M5])/2)/SIN([.$K$2]/2)" office:value-type="float" office:value="1.61924205755855" calcext:value-type="float">
            <text:p>1,61924205755855</text:p>
          </table:table-cell>
          <table:table-cell table:formula="of:=[.G16]" office:value-type="float" office:value="614.768994358106" calcext:value-type="float">
            <text:p>614,768994358106</text:p>
          </table:table-cell>
          <table:table-cell table:formula="of:=(0.5*CSC([.M5]/2)*(COS(([.$K$2]+[.M5])/2)-COT([.M5]/2)*SIN(([.$K$2]+[.M5])/2))*3.14/(60*180))" office:value-type="float" office:value="-0.000437858096969792" calcext:value-type="float">
            <text:p>-0,000437858096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table:formula="of:=360+([.$C$3]+[.$D$3]/60)-([.C6]+[.D6]/60)" office:value-type="float" office:value="8.48333333333335" calcext:value-type="float">
            <text:p>8,48333333333335</text:p>
          </table:table-cell>
          <table:table-cell table:formula="of:=[.E6]*3.14/180" office:value-type="float" office:value="0.147987037037037" calcext:value-type="float">
            <text:p>0,147987037037037</text:p>
          </table:table-cell>
          <table:table-cell table:formula="of:=[.$F$3]*SIN([.F6])*1000000" office:value-type="float" office:value="491.491571653291" calcext:value-type="float">
            <text:p>491,491571653291</text:p>
          </table:table-cell>
          <table:table-cell table:formula="of:=[.$F$3]*COS([.F6])*1/60*3.14/180*1000000" office:value-type="float" office:value="0.958543039507496" calcext:value-type="float">
            <text:p>0,958543039507496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float" office:value="48" calcext:value-type="float">
            <text:p>48</text:p>
          </table:table-cell>
          <table:table-cell table:formula="of:=360+([.$J$3]+[.$K$3]/60)-([.J6]+[.K6]/60)" office:value-type="float" office:value="48.2666666666667" calcext:value-type="float">
            <text:p>48,2666666666667</text:p>
          </table:table-cell>
          <table:table-cell table:formula="of:=[.L6]*3.14/180" office:value-type="float" office:value="0.841985185185185" calcext:value-type="float">
            <text:p>0,841985185185185</text:p>
          </table:table-cell>
          <table:table-cell table:formula="of:=SIN(([.$K$2]+[.M6])/2)/SIN([.$K$2]/2)" office:value-type="float" office:value="1.62094913503117" calcext:value-type="float">
            <text:p>1,62094913503117</text:p>
          </table:table-cell>
          <table:table-cell table:formula="of:=[.G14]" office:value-type="float" office:value="594.754933619158" calcext:value-type="float">
            <text:p>594,754933619158</text:p>
          </table:table-cell>
          <table:table-cell table:formula="of:=(0.5*CSC([.M6]/2)*(COS(([.$K$2]+[.M6])/2)-COT([.M6]/2)*SIN(([.$K$2]+[.M6])/2))*3.14/(60*180))" office:value-type="float" office:value="-0.000435018701700929" calcext:value-type="float">
            <text:p>-0,0004350187017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30" calcext:value-type="float">
            <text:p>30</text:p>
          </table:table-cell>
          <table:table-cell table:formula="of:=360+([.$C$3]+[.$D$3]/60)-([.C7]+[.D7]/60)" office:value-type="float" office:value="8.56666666666666" calcext:value-type="float">
            <text:p>8,56666666666666</text:p>
          </table:table-cell>
          <table:table-cell table:formula="of:=[.E7]*3.14/180" office:value-type="float" office:value="0.149440740740741" calcext:value-type="float">
            <text:p>0,149440740740741</text:p>
          </table:table-cell>
          <table:table-cell table:formula="of:=[.$F$3]*SIN([.F7])*1000000" office:value-type="float" office:value="496.283765839504" calcext:value-type="float">
            <text:p>496,283765839504</text:p>
          </table:table-cell>
          <table:table-cell table:formula="of:=[.$F$3]*COS([.F7])*1/60*3.14/180*1000000" office:value-type="float" office:value="0.958334297407174" calcext:value-type="float">
            <text:p>0,958334297407174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360+([.$J$3]+[.$K$3]/60)-([.J7]+[.K7]/60)" office:value-type="float" office:value="48.4" calcext:value-type="float">
            <text:p>48,4</text:p>
          </table:table-cell>
          <table:table-cell table:formula="of:=[.L7]*3.14/180" office:value-type="float" office:value="0.844311111111111" calcext:value-type="float">
            <text:p>0,844311111111111</text:p>
          </table:table-cell>
          <table:table-cell table:formula="of:=SIN(([.$K$2]+[.M7])/2)/SIN([.$K$2]/2)" office:value-type="float" office:value="1.62231233083847" calcext:value-type="float">
            <text:p>1,62231233083847</text:p>
          </table:table-cell>
          <table:table-cell table:formula="of:=AVERAGE([.G11:.G12])" office:value-type="float" office:value="577.582325324091" calcext:value-type="float">
            <text:p>577,582325324091</text:p>
          </table:table-cell>
          <table:table-cell table:formula="of:=(0.5*CSC([.M7]/2)*(COS(([.$K$2]+[.M7])/2)-COT([.M7]/2)*SIN(([.$K$2]+[.M7])/2))*3.14/(60*180))" office:value-type="float" office:value="-0.000432768337318535" calcext:value-type="float">
            <text:p>-0,00043276833731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table:formula="of:=360+([.$C$3]+[.$D$3]/60)-([.C8]+[.D8]/60)" office:value-type="float" office:value="9.13333333333333" calcext:value-type="float">
            <text:p>9,13333333333333</text:p>
          </table:table-cell>
          <table:table-cell table:formula="of:=[.E8]*3.14/180" office:value-type="float" office:value="0.159325925925926" calcext:value-type="float">
            <text:p>0,159325925925926</text:p>
          </table:table-cell>
          <table:table-cell table:formula="of:=[.$F$3]*SIN([.F8])*1000000" office:value-type="float" office:value="528.842353841756" calcext:value-type="float">
            <text:p>528,842353841756</text:p>
          </table:table-cell>
          <table:table-cell table:formula="of:=[.$F$3]*COS([.F8])*1/60*3.14/180*1000000" office:value-type="float" office:value="0.956861165818371" calcext:value-type="float">
            <text:p>0,956861165818371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table:formula="of:=360+([.$J$3]+[.$K$3]/60)-([.J8]+[.K8]/60)" office:value-type="float" office:value="48.7" calcext:value-type="float">
            <text:p>48,7</text:p>
          </table:table-cell>
          <table:table-cell table:formula="of:=[.L8]*3.14/180" office:value-type="float" office:value="0.849544444444444" calcext:value-type="float">
            <text:p>0,849544444444444</text:p>
          </table:table-cell>
          <table:table-cell table:formula="of:=SIN(([.$K$2]+[.M8])/2)/SIN([.$K$2]/2)" office:value-type="float" office:value="1.62537149624234" calcext:value-type="float">
            <text:p>1,62537149624234</text:p>
          </table:table-cell>
          <table:table-cell table:formula="of:=[.G10]" office:value-type="float" office:value="546.058534315787" calcext:value-type="float">
            <text:p>546,058534315787</text:p>
          </table:table-cell>
          <table:table-cell table:formula="of:=(0.5*CSC([.M8]/2)*(COS(([.$K$2]+[.M8])/2)-COT([.M8]/2)*SIN(([.$K$2]+[.M8])/2))*3.14/(60*180))" office:value-type="float" office:value="-0.000427772635238923" calcext:value-type="float">
            <text:p>-0,0004277726352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table:formula="of:=360+([.$C$3]+[.$D$3]/60)-([.C9]+[.D9]/60)" office:value-type="float" office:value="9.2833333333333" calcext:value-type="float">
            <text:p>9,2833333333333</text:p>
          </table:table-cell>
          <table:table-cell table:formula="of:=[.E9]*3.14/180" office:value-type="float" office:value="0.161942592592592" calcext:value-type="float">
            <text:p>0,161942592592592</text:p>
          </table:table-cell>
          <table:table-cell table:formula="of:=[.$F$3]*SIN([.F9])*1000000" office:value-type="float" office:value="537.452284030686" calcext:value-type="float">
            <text:p>537,452284030686</text:p>
          </table:table-cell>
          <table:table-cell table:formula="of:=[.$F$3]*COS([.F9])*1/60*3.14/180*1000000" office:value-type="float" office:value="0.956455562245446" calcext:value-type="float">
            <text:p>0,956455562245446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35" calcext:value-type="float">
            <text:p>35</text:p>
          </table:table-cell>
          <table:table-cell table:formula="of:=360+([.$J$3]+[.$K$3]/60)-([.J9]+[.K9]/60)" office:value-type="float" office:value="50.4833333333334" calcext:value-type="float">
            <text:p>50,4833333333334</text:p>
          </table:table-cell>
          <table:table-cell table:formula="of:=[.L9]*3.14/180" office:value-type="float" office:value="0.880653703703704" calcext:value-type="float">
            <text:p>0,880653703703704</text:p>
          </table:table-cell>
          <table:table-cell table:formula="of:=SIN(([.$K$2]+[.M9])/2)/SIN([.$K$2]/2)" office:value-type="float" office:value="1.64332612394464" calcext:value-type="float">
            <text:p>1,64332612394464</text:p>
          </table:table-cell>
          <table:table-cell table:formula="of:=[.G5]" office:value-type="float" office:value="433.907125497806" calcext:value-type="float">
            <text:p>433,907125497806</text:p>
          </table:table-cell>
          <table:table-cell table:formula="of:=(0.5*CSC([.M9]/2)*(COS(([.$K$2]+[.M9])/2)-COT([.M9]/2)*SIN(([.$K$2]+[.M9])/2))*3.14/(60*180))" office:value-type="float" office:value="-0.000399896516940632" calcext:value-type="float">
            <text:p>-0,00039989651694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38" calcext:value-type="float">
            <text:p>38</text:p>
          </table:table-cell>
          <table:table-cell table:formula="of:=360+([.$C$3]+[.$D$3]/60)-([.C10]+[.D10]/60)" office:value-type="float" office:value="9.43333333333334" calcext:value-type="float">
            <text:p>9,43333333333334</text:p>
          </table:table-cell>
          <table:table-cell table:formula="of:=[.E10]*3.14/180" office:value-type="float" office:value="0.164559259259259" calcext:value-type="float">
            <text:p>0,164559259259259</text:p>
          </table:table-cell>
          <table:table-cell table:formula="of:=[.$F$3]*SIN([.F10])*1000000" office:value-type="float" office:value="546.058534315787" calcext:value-type="float">
            <text:p>546,058534315787</text:p>
          </table:table-cell>
          <table:table-cell table:formula="of:=[.$F$3]*COS([.F10])*1/60*3.14/180*1000000" office:value-type="float" office:value="0.95604340987816" calcext:value-type="float">
            <text:p>0,95604340987816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table:formula="of:=360+([.$J$3]+[.$K$3]/60)-([.J10]+[.K10]/60)" office:value-type="float" office:value="51.4" calcext:value-type="float">
            <text:p>51,4</text:p>
          </table:table-cell>
          <table:table-cell table:formula="of:=[.L10]*3.14/180" office:value-type="float" office:value="0.896644444444444" calcext:value-type="float">
            <text:p>0,896644444444444</text:p>
          </table:table-cell>
          <table:table-cell table:formula="of:=SIN(([.$K$2]+[.M10])/2)/SIN([.$K$2]/2)" office:value-type="float" office:value="1.65240069958813" calcext:value-type="float">
            <text:p>1,65240069958813</text:p>
          </table:table-cell>
          <table:table-cell table:formula="of:=[.G4]" office:value-type="float" office:value="400.254096888626" calcext:value-type="float">
            <text:p>400,254096888626</text:p>
          </table:table-cell>
          <table:table-cell table:formula="of:=(0.5*CSC([.M10]/2)*(COS(([.$K$2]+[.M10])/2)-COT([.M10]/2)*SIN(([.$K$2]+[.M10])/2))*3.14/(60*180))" office:value-type="float" office:value="-0.000386687197190819" calcext:value-type="float">
            <text:p>-0,0003866871971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formula="of:=360+([.$C$3]+[.$D$3]/60)-([.C11]+[.D11]/60)" office:value-type="float" office:value="9.96666666666664" calcext:value-type="float">
            <text:p>9,96666666666664</text:p>
          </table:table-cell>
          <table:table-cell table:formula="of:=[.E11]*3.14/180" office:value-type="float" office:value="0.173862962962962" calcext:value-type="float">
            <text:p>0,173862962962962</text:p>
          </table:table-cell>
          <table:table-cell table:formula="of:=[.$F$3]*SIN([.F11])*1000000" office:value-type="float" office:value="576.627849135492" calcext:value-type="float">
            <text:p>576,627849135492</text:p>
          </table:table-cell>
          <table:table-cell table:formula="of:=[.$F$3]*COS([.F11])*1/60*3.14/180*1000000" office:value-type="float" office:value="0.954524984842212" calcext:value-type="float">
            <text:p>0,954524984842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formula="of:=360+([.$C$3]+[.$D$3]/60)-([.C12]+[.D12]/60)" office:value-type="float" office:value="10" calcext:value-type="float">
            <text:p>10</text:p>
          </table:table-cell>
          <table:table-cell table:formula="of:=[.E12]*3.14/180" office:value-type="float" office:value="0.174444444444444" calcext:value-type="float">
            <text:p>0,174444444444444</text:p>
          </table:table-cell>
          <table:table-cell table:formula="of:=[.$F$3]*SIN([.F12])*1000000" office:value-type="float" office:value="578.536801512689" calcext:value-type="float">
            <text:p>578,536801512689</text:p>
          </table:table-cell>
          <table:table-cell table:formula="of:=[.$F$3]*COS([.F12])*1/60*3.14/180*1000000" office:value-type="float" office:value="0.954427338565545" calcext:value-type="float">
            <text:p>0,954427338565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table:formula="of:=360+([.$C$3]+[.$D$3]/60)-([.C13]+[.D13]/60)" office:value-type="float" office:value="10.15" calcext:value-type="float">
            <text:p>10,15</text:p>
          </table:table-cell>
          <table:table-cell table:formula="of:=[.E13]*3.14/180" office:value-type="float" office:value="0.177061111111111" calcext:value-type="float">
            <text:p>0,177061111111111</text:p>
          </table:table-cell>
          <table:table-cell table:formula="of:=[.$F$3]*SIN([.F13])*1000000" office:value-type="float" office:value="587.124657153875" calcext:value-type="float">
            <text:p>587,124657153875</text:p>
          </table:table-cell>
          <table:table-cell table:formula="of:=[.$F$3]*COS([.F13])*1/60*3.14/180*1000000" office:value-type="float" office:value="0.953983937243187" calcext:value-type="float">
            <text:p>0,95398393724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47" calcext:value-type="float">
            <text:p>47</text:p>
          </table:table-cell>
          <table:table-cell table:formula="of:=360+([.$C$3]+[.$D$3]/60)-([.C14]+[.D14]/60)" office:value-type="float" office:value="10.2833333333333" calcext:value-type="float">
            <text:p>10,2833333333333</text:p>
          </table:table-cell>
          <table:table-cell table:formula="of:=[.E14]*3.14/180" office:value-type="float" office:value="0.179387037037036" calcext:value-type="float">
            <text:p>0,179387037037036</text:p>
          </table:table-cell>
          <table:table-cell table:formula="of:=[.$F$3]*SIN([.F14])*1000000" office:value-type="float" office:value="594.754933619158" calcext:value-type="float">
            <text:p>594,754933619158</text:p>
          </table:table-cell>
          <table:table-cell table:formula="of:=[.$F$3]*COS([.F14])*1/60*3.14/180*1000000" office:value-type="float" office:value="0.953584319092755" calcext:value-type="float">
            <text:p>0,9535843190927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  <table:table-cell table:formula="of:=360+([.$C$3]+[.$D$3]/60)-([.C15]+[.D15]/60)" office:value-type="float" office:value="10.5333333333333" calcext:value-type="float">
            <text:p>10,5333333333333</text:p>
          </table:table-cell>
          <table:table-cell table:formula="of:=[.E15]*3.14/180" office:value-type="float" office:value="0.183748148148148" calcext:value-type="float">
            <text:p>0,183748148148148</text:p>
          </table:table-cell>
          <table:table-cell table:formula="of:=[.$F$3]*SIN([.F15])*1000000" office:value-type="float" office:value="609.052997164998" calcext:value-type="float">
            <text:p>609,052997164998</text:p>
          </table:table-cell>
          <table:table-cell table:formula="of:=[.$F$3]*COS([.F15])*1/60*3.14/180*1000000" office:value-type="float" office:value="0.952821132140198" calcext:value-type="float">
            <text:p>0,952821132140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9" calcext:value-type="float">
            <text:p>349</text:p>
          </table:table-cell>
          <table:table-cell office:value-type="float" office:value="26" calcext:value-type="float">
            <text:p>26</text:p>
          </table:table-cell>
          <table:table-cell table:formula="of:=360+([.$C$3]+[.$D$3]/60)-([.C16]+[.D16]/60)" office:value-type="float" office:value="10.6333333333333" calcext:value-type="float">
            <text:p>10,6333333333333</text:p>
          </table:table-cell>
          <table:table-cell table:formula="of:=[.E16]*3.14/180" office:value-type="float" office:value="0.185492592592592" calcext:value-type="float">
            <text:p>0,185492592592592</text:p>
          </table:table-cell>
          <table:table-cell table:formula="of:=[.$F$3]*SIN([.F16])*1000000" office:value-type="float" office:value="614.768994358106" calcext:value-type="float">
            <text:p>614,768994358106</text:p>
          </table:table-cell>
          <table:table-cell table:formula="of:=[.$F$3]*COS([.F16])*1/60*3.14/180*1000000" office:value-type="float" office:value="0.952510782387946" calcext:value-type="float">
            <text:p>0,952510782387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360+([.$C$3]+[.$D$3]/60)-([.C17]+[.D17]/60)" office:value-type="float" office:value="10.7333333333333" calcext:value-type="float">
            <text:p>10,7333333333333</text:p>
          </table:table-cell>
          <table:table-cell table:formula="of:=[.E17]*3.14/180" office:value-type="float" office:value="0.187237037037037" calcext:value-type="float">
            <text:p>0,187237037037037</text:p>
          </table:table-cell>
          <table:table-cell table:formula="of:=[.$F$3]*SIN([.F17])*1000000" office:value-type="float" office:value="620.483120756511" calcext:value-type="float">
            <text:p>620,483120756511</text:p>
          </table:table-cell>
          <table:table-cell table:formula="of:=[.$F$3]*COS([.F17])*1/60*3.14/180*1000000" office:value-type="float" office:value="0.952197534063803" calcext:value-type="float">
            <text:p>0,95219753406380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ODIO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string" calcext:value-type="string">
            <text:p>lamb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float" office:value="359" calcext:value-type="float">
            <text:p>359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Zero</text:p>
          </table:table-cell>
          <table:table-cell office:value-type="float" office:value="359" calcext:value-type="float">
            <text:p>359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26" calcext:value-type="float">
            <text:p>26</text:p>
          </table:table-cell>
          <table:table-cell table:formula="of:=([.$C$20]+[.$D$20]/60)-([.C21]+[.D21]/60)" office:value-type="float" office:value="8.51666666666665" calcext:value-type="float">
            <text:p>8,51666666666665</text:p>
          </table:table-cell>
          <table:table-cell table:formula="of:=[.E21]*3.14/180" office:value-type="float" office:value="0.148568518518518" calcext:value-type="float">
            <text:p>0,148568518518518</text:p>
          </table:table-cell>
          <table:table-cell table:formula="of:=[.$F$3]*SIN([.F21])*1000000" office:value-type="float" office:value="493.408574532532" calcext:value-type="float">
            <text:p>493,408574532532</text:p>
          </table:table-cell>
          <table:table-cell table:formula="of:=[.$F$3]*COS([.F21])*1/60*3.14/180*1000000" office:value-type="float" office:value="0.95845978572016" calcext:value-type="float">
            <text:p>0,95845978572016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27" calcext:value-type="float">
            <text:p>27</text:p>
          </table:table-cell>
          <table:table-cell table:formula="of:=([.$J$20]+[.$K$20]/60)-([.J21]+[.K21]/60)" office:value-type="float" office:value="47.5" calcext:value-type="float">
            <text:p>47,5</text:p>
          </table:table-cell>
          <table:table-cell table:formula="of:=[.L21]*3.14/180" office:value-type="float" office:value="0.828611111111111" calcext:value-type="float">
            <text:p>0,828611111111111</text:p>
          </table:table-cell>
          <table:table-cell table:formula="of:=SIN(([.$K$2]+[.M21])/2)/SIN([.$K$2]/2)" office:value-type="float" office:value="1.61306827153433" calcext:value-type="float">
            <text:p>1,61306827153433</text:p>
          </table:table-cell>
          <table:table-cell table:formula="of:=[.G24]" office:value-type="float" office:value="692.69277653387" calcext:value-type="float">
            <text:p>692,69277653387</text:p>
          </table:table-cell>
          <table:table-cell table:formula="of:=(0.5*CSC([.M21]/2)*(COS(([.$K$2]+[.M21])/2)-COT([.M21]/2)*SIN(([.$K$2]+[.M21])/2))*3.14/(60*180))" office:value-type="float" office:value="-0.000448329330132458" calcext:value-type="float">
            <text:p>-0,0004483293301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table:formula="of:=([.$C$20]+[.$D$20]/60)-([.C22]+[.D22]/60)" office:value-type="float" office:value="9.76666666666665" calcext:value-type="float">
            <text:p>9,76666666666665</text:p>
          </table:table-cell>
          <table:table-cell table:formula="of:=[.E22]*3.14/180" office:value-type="float" office:value="0.170374074074074" calcext:value-type="float">
            <text:p>0,170374074074074</text:p>
          </table:table-cell>
          <table:table-cell table:formula="of:=[.$F$3]*SIN([.F22])*1000000" office:value-type="float" office:value="565.170063101794" calcext:value-type="float">
            <text:p>565,170063101794</text:p>
          </table:table-cell>
          <table:table-cell table:formula="of:=[.$F$3]*COS([.F22])*1/60*3.14/180*1000000" office:value-type="float" office:value="0.955104083716433" calcext:value-type="float">
            <text:p>0,955104083716433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 table:formula="of:=([.$J$20]+[.$K$20]/60)-([.J22]+[.K22]/60)" office:value-type="float" office:value="48.1833333333333" calcext:value-type="float">
            <text:p>48,1833333333333</text:p>
          </table:table-cell>
          <table:table-cell table:formula="of:=[.L22]*3.14/180" office:value-type="float" office:value="0.840531481481481" calcext:value-type="float">
            <text:p>0,840531481481481</text:p>
          </table:table-cell>
          <table:table-cell table:formula="of:=SIN(([.$K$2]+[.M22])/2)/SIN([.$K$2]/2)" office:value-type="float" office:value="1.62009602425424" calcext:value-type="float">
            <text:p>1,62009602425424</text:p>
          </table:table-cell>
          <table:table-cell table:formula="of:=[.G23]" office:value-type="float" office:value="585.21659012741" calcext:value-type="float">
            <text:p>585,21659012741</text:p>
          </table:table-cell>
          <table:table-cell table:formula="of:=(0.5*CSC([.M22]/2)*(COS(([.$K$2]+[.M22])/2)-COT([.M22]/2)*SIN(([.$K$2]+[.M22])/2))*3.14/(60*180))" office:value-type="float" office:value="-0.000436434705136467" calcext:value-type="float">
            <text:p>-0,0004364347051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50" calcext:value-type="float">
            <text:p>50</text:p>
          </table:table-cell>
          <table:table-cell table:formula="of:=([.$C$20]+[.$D$20]/60)-([.C23]+[.D23]/60)" office:value-type="float" office:value="10.1166666666667" calcext:value-type="float">
            <text:p>10,1166666666667</text:p>
          </table:table-cell>
          <table:table-cell table:formula="of:=[.E23]*3.14/180" office:value-type="float" office:value="0.17647962962963" calcext:value-type="float">
            <text:p>0,17647962962963</text:p>
          </table:table-cell>
          <table:table-cell table:formula="of:=[.$F$3]*SIN([.F23])*1000000" office:value-type="float" office:value="585.21659012741" calcext:value-type="float">
            <text:p>585,21659012741</text:p>
          </table:table-cell>
          <table:table-cell table:formula="of:=[.$F$3]*COS([.F23])*1/60*3.14/180*1000000" office:value-type="float" office:value="0.954083035460672" calcext:value-type="float">
            <text:p>0,954083035460672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36" calcext:value-type="float">
            <text:p>36</text:p>
          </table:table-cell>
          <table:table-cell table:formula="of:=([.$J$20]+[.$K$20]/60)-([.J23]+[.K23]/60)" office:value-type="float" office:value="48.35" calcext:value-type="float">
            <text:p>48,35</text:p>
          </table:table-cell>
          <table:table-cell table:formula="of:=[.L23]*3.14/180" office:value-type="float" office:value="0.843438888888888" calcext:value-type="float">
            <text:p>0,843438888888888</text:p>
          </table:table-cell>
          <table:table-cell table:formula="of:=SIN(([.$K$2]+[.M23])/2)/SIN([.$K$2]/2)" office:value-type="float" office:value="1.62180138943865" calcext:value-type="float">
            <text:p>1,62180138943865</text:p>
          </table:table-cell>
          <table:table-cell table:formula="of:=[.G22]" office:value-type="float" office:value="565.170063101794" calcext:value-type="float">
            <text:p>565,170063101794</text:p>
          </table:table-cell>
          <table:table-cell table:formula="of:=(0.5*CSC([.M23]/2)*(COS(([.$K$2]+[.M23])/2)-COT([.M23]/2)*SIN(([.$K$2]+[.M23])/2))*3.14/(60*180))" office:value-type="float" office:value="-0.000433610035815135" calcext:value-type="float">
            <text:p>-0,0004336100358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57" calcext:value-type="float">
            <text:p>57</text:p>
          </table:table-cell>
          <table:table-cell table:formula="of:=([.$C$20]+[.$D$20]/60)-([.C24]+[.D24]/60)" office:value-type="float" office:value="12" calcext:value-type="float">
            <text:p>12</text:p>
          </table:table-cell>
          <table:table-cell table:formula="of:=[.E24]*3.14/180" office:value-type="float" office:value="0.209333333333333" calcext:value-type="float">
            <text:p>0,209333333333333</text:p>
          </table:table-cell>
          <table:table-cell table:formula="of:=[.$F$3]*SIN([.F24])*1000000" office:value-type="float" office:value="692.69277653387" calcext:value-type="float">
            <text:p>692,69277653387</text:p>
          </table:table-cell>
          <table:table-cell table:formula="of:=[.$F$3]*COS([.F24])*1/60*3.14/180*1000000" office:value-type="float" office:value="0.947979248706883" calcext:value-type="float">
            <text:p>0,947979248706883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table:formula="of:=([.$J$20]+[.$K$20]/60)-([.J24]+[.K24]/60)" office:value-type="float" office:value="49.2166666666666" calcext:value-type="float">
            <text:p>49,2166666666666</text:p>
          </table:table-cell>
          <table:table-cell table:formula="of:=[.L24]*3.14/180" office:value-type="float" office:value="0.858557407407407" calcext:value-type="float">
            <text:p>0,858557407407407</text:p>
          </table:table-cell>
          <table:table-cell table:formula="of:=SIN(([.$K$2]+[.M24])/2)/SIN([.$K$2]/2)" office:value-type="float" office:value="1.63061395963189" calcext:value-type="float">
            <text:p>1,63061395963189</text:p>
          </table:table-cell>
          <table:table-cell table:formula="of:=[.G21]" office:value-type="float" office:value="493.408574532532" calcext:value-type="float">
            <text:p>493,408574532532</text:p>
          </table:table-cell>
          <table:table-cell table:formula="of:=(0.5*CSC([.M24]/2)*(COS(([.$K$2]+[.M24])/2)-COT([.M24]/2)*SIN(([.$K$2]+[.M24])/2))*3.14/(60*180))" office:value-type="float" office:value="-0.000419382773515356" calcext:value-type="float">
            <text:p>-0,000419382773515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table:formula="of:=([.$J$20]+[.$K$20]/60)-([.J25]+[.K25]/60)" office:value-type="float" office:value="49.8333333333333" calcext:value-type="float">
            <text:p>49,8333333333333</text:p>
          </table:table-cell>
          <table:table-cell table:formula="of:=[.L25]*3.14/180" office:value-type="float" office:value="0.869314814814814" calcext:value-type="float">
            <text:p>0,869314814814814</text:p>
          </table:table-cell>
          <table:table-cell table:formula="of:=SIN(([.$K$2]+[.M25])/2)/SIN([.$K$2]/2)" office:value-type="float" office:value="1.63682773503209" calcext:value-type="float">
            <text:p>1,636827735032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16:55:15.89041847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25:56.441346219</meta:creation-date>
    <dc:date>2018-06-08T17:34:14.062125596</dc:date>
    <meta:editing-duration>PT29M30S</meta:editing-duration>
    <meta:editing-cycles>3</meta:editing-cycles>
    <meta:generator>LibreOffice/6.0.3.2$Linux_X86_64 LibreOffice_project/00m0$Build-2</meta:generator>
    <meta:document-statistic meta:table-count="1" meta:cell-count="2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0.976cm" svg:y="4.033cm" style:legend-expansion="high" chart:style-name="ch2"/>
        <chart:plot-area chart:style-name="ch3" table:cell-range-address="Foglio1.N4:Foglio1.O10" svg:x="0.319cm" svg:y="0.18cm" svg:width="10.338cm" svg:height="8.645cm">
          <chartooo:coordinate-region svg:x="1.231cm" svg:y="0.34cm" svg:width="9.146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N4:Foglio1.N10" chart:class="chart:scatter">
            <chart:domain table:cell-range-address="Foglio1.O4:Foglio1.O10"/>
            <chart:regression-curve chart:style-name="ch7">
              <chart:equation chart:display-equation="true" chart:display-r-square="true" svg:x="3.855cm" svg:y="0.507cm"/>
            </chart:regression-curve>
            <chart:data-point chart:repeated="2"/>
            <chart:data-point chart:style-name="ch8" chart:repeated="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O</text:p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0.483120756511">
                <text:p>620.483120756511</text:p>
                <draw:g>
                  <svg:desc>Foglio1.O4:Foglio1.O10</svg:desc>
                </draw:g>
              </table:table-cell>
              <table:table-cell office:value-type="float" office:value="1.6187292668878">
                <text:p>1.6187292668878</text:p>
                <draw:g>
                  <svg:desc>Foglio1.N4:Foglio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4.768994358106">
                <text:p>614.768994358106</text:p>
              </table:table-cell>
              <table:table-cell office:value-type="float" office:value="1.61924205755855">
                <text:p>1.61924205755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4.754933619158">
                <text:p>594.754933619158</text:p>
              </table:table-cell>
              <table:table-cell office:value-type="float" office:value="1.62094913503117">
                <text:p>1.62094913503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7.582325324091">
                <text:p>577.582325324091</text:p>
              </table:table-cell>
              <table:table-cell office:value-type="float" office:value="1.62231233083847">
                <text:p>1.62231233083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.058534315787">
                <text:p>546.058534315787</text:p>
              </table:table-cell>
              <table:table-cell office:value-type="float" office:value="1.62537149624234">
                <text:p>1.6253714962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.907125497806">
                <text:p>433.907125497806</text:p>
              </table:table-cell>
              <table:table-cell office:value-type="float" office:value="1.64332612394464">
                <text:p>1.6433261239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.254096888626">
                <text:p>400.254096888626</text:p>
              </table:table-cell>
              <table:table-cell office:value-type="float" office:value="1.65240069958813">
                <text:p>1.65240069958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